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file:/home/kai/Desktop/grad_school/marmic/master_thesis/kblumberg_masters_thesis/datastore/build_datastore/molecular_function_abyssal.csvSample2MolecularFunctionCount</text:p>
          </table:table-cell>
          <table:table-cell table:style-name="Default" office:value-type="string" calcext:value-type="string">
            <text:p>file:/home/kai/Desktop/grad_school/marmic/master_thesis/kblumberg_masters_thesis/datastore/build_datastore/molecular_function_abyssal.csvSample1MolecularFunctionCount</text:p>
          </table:table-cell>
          <table:table-cell table:style-name="Default" office:value-type="string" calcext:value-type="string">
            <text:p>file:/home/kai/Desktop/grad_school/marmic/master_thesis/kblumberg_masters_thesis/datastore/build_datastore/molecular_function_bathyal.csvSample1MolecularFunctionCount</text:p>
          </table:table-cell>
          <table:table-cell office:value-type="string" calcext:value-type="string">
            <text:p>file:/home/kai/Desktop/grad_school/marmic/master_thesis/kblumberg_masters_thesis/datastore/build_datastore/molecular_function_bathyal.csvSample2MolecularFunctionCount</text:p>
          </table:table-cell>
          <table:table-cell office:value-type="string" calcext:value-type="string">
            <text:p>file:/home/kai/Desktop/grad_school/marmic/master_thesis/kblumberg_masters_thesis/datastore/build_datastore/molecular_function_neritic.csvSample1MolecularFunctionCount</text:p>
          </table:table-cell>
          <table:table-cell office:value-type="string" calcext:value-type="string">
            <text:p>file:/home/kai/Desktop/grad_school/marmic/master_thesis/kblumberg_masters_thesis/datastore/build_datastore/molecular_function_neritic.csvSample3MolecularFunctionCount</text:p>
          </table:table-cell>
          <table:table-cell office:value-type="string" calcext:value-type="string">
            <text:p>file:/home/kai/Desktop/grad_school/marmic/master_thesis/kblumberg_masters_thesis/datastore/build_datastore/molecular_function_neritic.csvSample4MolecularFunctionCount</text:p>
          </table:table-cell>
          <table:table-cell office:value-type="string" calcext:value-type="string">
            <text:p>file:/home/kai/Desktop/grad_school/marmic/master_thesis/kblumberg_masters_thesis/datastore/build_datastore/molecular_function_neritic.csvSample2MolecularFunctionCount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16151</text:p>
          </table:table-cell>
          <table:table-cell table:style-name="Default" office:value-type="float" office:value="343" calcext:value-type="float">
            <text:p>343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399" calcext:value-type="float">
            <text:p>399</text:p>
          </table:table-cell>
          <table:table-cell office:value-type="float" office:value="503" calcext:value-type="float">
            <text:p>503</text:p>
          </table:table-cell>
          <table:table-cell office:value-type="float" office:value="643" calcext:value-type="float">
            <text:p>643</text:p>
          </table:table-cell>
          <table:table-cell office:value-type="float" office:value="457" calcext:value-type="float">
            <text:p>457</text:p>
          </table:table-cell>
          <table:table-cell office:value-type="float" office:value="899" calcext:value-type="float">
            <text:p>899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0145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526" calcext:value-type="float">
            <text:p>526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50897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8199</text:p>
          </table:table-cell>
          <table:table-cell table:style-name="Default" office:value-type="float" office:value="603" calcext:value-type="float">
            <text:p>603</text:p>
          </table:table-cell>
          <table:table-cell table:style-name="Default" office:value-type="float" office:value="548" calcext:value-type="float">
            <text:p>548</text:p>
          </table:table-cell>
          <table:table-cell table:style-name="Default" office:value-type="float" office:value="521" calcext:value-type="float">
            <text:p>521</text:p>
          </table:table-cell>
          <table:table-cell office:value-type="float" office:value="763" calcext:value-type="float">
            <text:p>763</text:p>
          </table:table-cell>
          <table:table-cell office:value-type="float" office:value="834" calcext:value-type="float">
            <text:p>834</text:p>
          </table:table-cell>
          <table:table-cell office:value-type="float" office:value="543" calcext:value-type="float">
            <text:p>543</text:p>
          </table:table-cell>
          <table:table-cell office:value-type="float" office:value="444" calcext:value-type="float">
            <text:p>44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5507</text:p>
          </table:table-cell>
          <table:table-cell table:style-name="Default" office:value-type="float" office:value="2702" calcext:value-type="float">
            <text:p>2702</text:p>
          </table:table-cell>
          <table:table-cell table:style-name="Default" office:value-type="float" office:value="2389" calcext:value-type="float">
            <text:p>2389</text:p>
          </table:table-cell>
          <table:table-cell table:style-name="Default" office:value-type="float" office:value="2340" calcext:value-type="float">
            <text:p>2340</text:p>
          </table:table-cell>
          <table:table-cell office:value-type="float" office:value="3165" calcext:value-type="float">
            <text:p>3165</text:p>
          </table:table-cell>
          <table:table-cell office:value-type="float" office:value="5478" calcext:value-type="float">
            <text:p>5478</text:p>
          </table:table-cell>
          <table:table-cell office:value-type="float" office:value="4942" calcext:value-type="float">
            <text:p>4942</text:p>
          </table:table-cell>
          <table:table-cell office:value-type="float" office:value="3831" calcext:value-type="float">
            <text:p>3831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8270</text:p>
          </table:table-cell>
          <table:table-cell table:style-name="Default" office:value-type="float" office:value="8363" calcext:value-type="float">
            <text:p>8363</text:p>
          </table:table-cell>
          <table:table-cell table:style-name="Default" office:value-type="float" office:value="7638" calcext:value-type="float">
            <text:p>7638</text:p>
          </table:table-cell>
          <table:table-cell table:style-name="Default" office:value-type="float" office:value="7776" calcext:value-type="float">
            <text:p>7776</text:p>
          </table:table-cell>
          <table:table-cell office:value-type="float" office:value="9805" calcext:value-type="float">
            <text:p>9805</text:p>
          </table:table-cell>
          <table:table-cell office:value-type="float" office:value="4340" calcext:value-type="float">
            <text:p>4340</text:p>
          </table:table-cell>
          <table:table-cell office:value-type="float" office:value="3668" calcext:value-type="float">
            <text:p>3668</text:p>
          </table:table-cell>
          <table:table-cell office:value-type="float" office:value="2888" calcext:value-type="float">
            <text:p>2888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46914</text:p>
          </table:table-cell>
          <table:table-cell table:style-name="Default" office:value-type="float" office:value="492" calcext:value-type="float">
            <text:p>492</text:p>
          </table:table-cell>
          <table:table-cell table:style-name="Default" office:value-type="float" office:value="472" calcext:value-type="float">
            <text:p>472</text:p>
          </table:table-cell>
          <table:table-cell table:style-name="Default" office:value-type="float" office:value="448" calcext:value-type="float">
            <text:p>448</text:p>
          </table:table-cell>
          <table:table-cell office:value-type="float" office:value="621" calcext:value-type="float">
            <text:p>621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0151</text:p>
          </table:table-cell>
          <table:table-cell table:style-name="Default" office:value-type="float" office:value="1488" calcext:value-type="float">
            <text:p>1488</text:p>
          </table:table-cell>
          <table:table-cell table:style-name="Default" office:value-type="float" office:value="1355" calcext:value-type="float">
            <text:p>1355</text:p>
          </table:table-cell>
          <table:table-cell table:style-name="Default" office:value-type="float" office:value="1569" calcext:value-type="float">
            <text:p>1569</text:p>
          </table:table-cell>
          <table:table-cell office:value-type="float" office:value="1871" calcext:value-type="float">
            <text:p>1871</text:p>
          </table:table-cell>
          <table:table-cell office:value-type="float" office:value="695" calcext:value-type="float">
            <text:p>695</text:p>
          </table:table-cell>
          <table:table-cell office:value-type="float" office:value="725" calcext:value-type="float">
            <text:p>725</text:p>
          </table:table-cell>
          <table:table-cell office:value-type="float" office:value="892" calcext:value-type="float">
            <text:p>892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819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85" calcext:value-type="float">
            <text:p>285</text:p>
          </table:table-cell>
          <table:table-cell table:style-name="Default" office:value-type="float" office:value="286" calcext:value-type="float">
            <text:p>286</text:p>
          </table:table-cell>
          <table:table-cell office:value-type="float" office:value="394" calcext:value-type="float">
            <text:p>394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5506</text:p>
          </table:table-cell>
          <table:table-cell table:style-name="Default" office:value-type="float" office:value="8522" calcext:value-type="float">
            <text:p>8522</text:p>
          </table:table-cell>
          <table:table-cell table:style-name="Default" office:value-type="float" office:value="7161" calcext:value-type="float">
            <text:p>7161</text:p>
          </table:table-cell>
          <table:table-cell table:style-name="Default" office:value-type="float" office:value="8944" calcext:value-type="float">
            <text:p>8944</text:p>
          </table:table-cell>
          <table:table-cell office:value-type="float" office:value="10100" calcext:value-type="float">
            <text:p>10100</text:p>
          </table:table-cell>
          <table:table-cell office:value-type="float" office:value="8916" calcext:value-type="float">
            <text:p>8916</text:p>
          </table:table-cell>
          <table:table-cell office:value-type="float" office:value="5998" calcext:value-type="float">
            <text:p>5998</text:p>
          </table:table-cell>
          <table:table-cell office:value-type="float" office:value="7169" calcext:value-type="float">
            <text:p>7169</text:p>
          </table:table-cell>
          <table:table-cell office:value-type="float" office:value="7107" calcext:value-type="float">
            <text:p>7107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165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table:style-name="Default" office:value-type="float" office:value="866142" calcext:value-type="float">
            <text:p>866142</text:p>
          </table:table-cell>
          <table:table-cell table:style-name="Default" office:value-type="float" office:value="772392" calcext:value-type="float">
            <text:p>772392</text:p>
          </table:table-cell>
          <table:table-cell table:style-name="Default" office:value-type="float" office:value="832432" calcext:value-type="float">
            <text:p>832432</text:p>
          </table:table-cell>
          <table:table-cell office:value-type="float" office:value="1041191" calcext:value-type="float">
            <text:p>1041191</text:p>
          </table:table-cell>
          <table:table-cell office:value-type="float" office:value="789795" calcext:value-type="float">
            <text:p>789795</text:p>
          </table:table-cell>
          <table:table-cell office:value-type="float" office:value="615397" calcext:value-type="float">
            <text:p>615397</text:p>
          </table:table-cell>
          <table:table-cell office:value-type="float" office:value="552842" calcext:value-type="float">
            <text:p>552842</text:p>
          </table:table-cell>
          <table:table-cell office:value-type="float" office:value="649952" calcext:value-type="float">
            <text:p>64995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6151</text:p>
          </table:table-cell>
          <table:table-cell office:value-type="string" calcext:value-type="string">
            <text:p>nickel cation binding</text:p>
          </table:table-cell>
          <table:table-cell table:formula="of:=[.C2]/[.C$15]*100" office:value-type="float" office:value="0.0396008968506319" calcext:value-type="float">
            <text:p>0.04</text:p>
          </table:table-cell>
          <table:table-cell table:formula="of:=[.D2]/[.D$15]*100" office:value-type="float" office:value="0.0468673937586096" calcext:value-type="float">
            <text:p>0.05</text:p>
          </table:table-cell>
          <table:table-cell table:formula="of:=[.E2]/[.E$15]*100" office:value-type="float" office:value="0.0479318430814769" calcext:value-type="float">
            <text:p>0.05</text:p>
          </table:table-cell>
          <table:table-cell table:style-name="ce1" table:formula="of:=[.F2]/[.F$15]*100" office:value-type="float" office:value="0.0483100603059381" calcext:value-type="float">
            <text:p>0.05</text:p>
          </table:table-cell>
          <table:table-cell table:style-name="ce1" table:formula="of:=[.G2]/[.G$15]*100" office:value-type="float" office:value="0.0814135313594034" calcext:value-type="float">
            <text:p>0.08</text:p>
          </table:table-cell>
          <table:table-cell table:style-name="ce1" table:formula="of:=[.H2]/[.H$15]*100" office:value-type="float" office:value="0.0742610054972644" calcext:value-type="float">
            <text:p>0.07</text:p>
          </table:table-cell>
          <table:table-cell table:style-name="ce1" table:formula="of:=[.I2]/[.I$15]*100" office:value-type="float" office:value="0.162614273155802" calcext:value-type="float">
            <text:p>0.16</text:p>
          </table:table-cell>
          <table:table-cell table:style-name="ce1" table:formula="of:=[.J2]/[.J$15]*100" office:value-type="float" office:value="0.126470877849441" calcext:value-type="float">
            <text:p>0.13</text:p>
          </table:table-cell>
        </table:table-row>
        <table:table-row table:style-name="ro1">
          <table:table-cell office:value-type="string" calcext:value-type="string">
            <text:p>http://purl.obolibrary.org/obo/GO_0030145</text:p>
          </table:table-cell>
          <table:table-cell office:value-type="string" calcext:value-type="string">
            <text:p>manganese ion binding</text:p>
          </table:table-cell>
          <table:table-cell table:formula="of:=[.C3]/[.C$15]*100" office:value-type="float" office:value="0.0585354364526833" calcext:value-type="float">
            <text:p>0.06</text:p>
          </table:table-cell>
          <table:table-cell table:formula="of:=[.D3]/[.D$15]*100" office:value-type="float" office:value="0.0542470662565122" calcext:value-type="float">
            <text:p>0.05</text:p>
          </table:table-cell>
          <table:table-cell table:formula="of:=[.E3]/[.E$15]*100" office:value-type="float" office:value="0.0551396390335787" calcext:value-type="float">
            <text:p>0.06</text:p>
          </table:table-cell>
          <table:table-cell table:style-name="ce1" table:formula="of:=[.F3]/[.F$15]*100" office:value-type="float" office:value="0.0505190690276808" calcext:value-type="float">
            <text:p>0.05</text:p>
          </table:table-cell>
          <table:table-cell table:style-name="ce1" table:formula="of:=[.G3]/[.G$15]*100" office:value-type="float" office:value="0.0312739381738299" calcext:value-type="float">
            <text:p>0.03</text:p>
          </table:table-cell>
          <table:table-cell table:style-name="ce1" table:formula="of:=[.H3]/[.H$15]*100" office:value-type="float" office:value="0.0359117772754823" calcext:value-type="float">
            <text:p>0.04</text:p>
          </table:table-cell>
          <table:table-cell table:style-name="ce1" table:formula="of:=[.I3]/[.I$15]*100" office:value-type="float" office:value="0.0327399148400447" calcext:value-type="float">
            <text:p>0.03</text:p>
          </table:table-cell>
          <table:table-cell table:style-name="ce1" table:formula="of:=[.J3]/[.J$15]*100" office:value-type="float" office:value="0.0198476195165181" calcext:value-type="float">
            <text:p>0.02</text:p>
          </table:table-cell>
        </table:table-row>
        <table:table-row table:style-name="ro1">
          <table:table-cell office:value-type="string" calcext:value-type="string">
            <text:p>http://purl.obolibrary.org/obo/GO_0050897</text:p>
          </table:table-cell>
          <table:table-cell office:value-type="string" calcext:value-type="string">
            <text:p>cobalt ion binding</text:p>
          </table:table-cell>
          <table:table-cell table:formula="of:=[.C4]/[.C$15]*100" office:value-type="float" office:value="0.0162790858773735" calcext:value-type="float">
            <text:p>0.02</text:p>
          </table:table-cell>
          <table:table-cell table:formula="of:=[.D4]/[.D$15]*100" office:value-type="float" office:value="0.0174781717055588" calcext:value-type="float">
            <text:p>0.02</text:p>
          </table:table-cell>
          <table:table-cell table:formula="of:=[.E4]/[.E$15]*100" office:value-type="float" office:value="0.0135746823764584" calcext:value-type="float">
            <text:p>0.01</text:p>
          </table:table-cell>
          <table:table-cell table:style-name="ce1" table:formula="of:=[.F4]/[.F$15]*100" office:value-type="float" office:value="0.0162314119119355" calcext:value-type="float">
            <text:p>0.02</text:p>
          </table:table-cell>
          <table:table-cell table:style-name="ce1" table:formula="of:=[.G4]/[.G$15]*100" office:value-type="float" office:value="0.0184858096088225" calcext:value-type="float">
            <text:p>0.02</text:p>
          </table:table-cell>
          <table:table-cell table:style-name="ce1" table:formula="of:=[.H4]/[.H$15]*100" office:value-type="float" office:value="0.0255119865712703" calcext:value-type="float">
            <text:p>0.03</text:p>
          </table:table-cell>
          <table:table-cell table:style-name="ce1" table:formula="of:=[.I4]/[.I$15]*100" office:value-type="float" office:value="0.0113956609664244" calcext:value-type="float">
            <text:p>0.01</text:p>
          </table:table-cell>
          <table:table-cell table:style-name="ce1" table:formula="of:=[.J4]/[.J$15]*100" office:value-type="float" office:value="0.0107700260942347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08199</text:p>
          </table:table-cell>
          <table:table-cell office:value-type="string" calcext:value-type="string">
            <text:p>ferric iron binding</text:p>
          </table:table-cell>
          <table:table-cell table:formula="of:=[.C5]/[.C$15]*100" office:value-type="float" office:value="0.0696190693904695" calcext:value-type="float">
            <text:p>0.07</text:p>
          </table:table-cell>
          <table:table-cell table:formula="of:=[.D5]/[.D$15]*100" office:value-type="float" office:value="0.0709484303307129" calcext:value-type="float">
            <text:p>0.07</text:p>
          </table:table-cell>
          <table:table-cell table:formula="of:=[.E5]/[.E$15]*100" office:value-type="float" office:value="0.0625876948507506" calcext:value-type="float">
            <text:p>0.06</text:p>
          </table:table-cell>
          <table:table-cell table:style-name="ce1" table:formula="of:=[.F5]/[.F$15]*100" office:value-type="float" office:value="0.0732814632473773" calcext:value-type="float">
            <text:p>0.07</text:p>
          </table:table-cell>
          <table:table-cell table:style-name="ce1" table:formula="of:=[.G5]/[.G$15]*100" office:value-type="float" office:value="0.105597022012041" calcext:value-type="float">
            <text:p>0.11</text:p>
          </table:table-cell>
          <table:table-cell table:style-name="ce1" table:formula="of:=[.H5]/[.H$15]*100" office:value-type="float" office:value="0.0882357242560494" calcext:value-type="float">
            <text:p>0.09</text:p>
          </table:table-cell>
          <table:table-cell table:style-name="ce1" table:formula="of:=[.I5]/[.I$15]*100" office:value-type="float" office:value="0.0803122772871815" calcext:value-type="float">
            <text:p>0.08</text:p>
          </table:table-cell>
          <table:table-cell table:style-name="ce1" table:formula="of:=[.J5]/[.J$15]*100" office:value-type="float" office:value="0.136317758849884" calcext:value-type="float">
            <text:p>0.14</text:p>
          </table:table-cell>
        </table:table-row>
        <table:table-row table:style-name="ro1">
          <table:table-cell office:value-type="string" calcext:value-type="string">
            <text:p>http://purl.obolibrary.org/obo/GO_0005507</text:p>
          </table:table-cell>
          <table:table-cell office:value-type="string" calcext:value-type="string">
            <text:p>copper ion binding</text:p>
          </table:table-cell>
          <table:table-cell table:formula="of:=[.C6]/[.C$15]*100" office:value-type="float" office:value="0.311958085394774" calcext:value-type="float">
            <text:p>0.31</text:p>
          </table:table-cell>
          <table:table-cell table:formula="of:=[.D6]/[.D$15]*100" office:value-type="float" office:value="0.309298905219112" calcext:value-type="float">
            <text:p>0.31</text:p>
          </table:table-cell>
          <table:table-cell table:formula="of:=[.E6]/[.E$15]*100" office:value-type="float" office:value="0.28110404213197" calcext:value-type="float">
            <text:p>0.28</text:p>
          </table:table-cell>
          <table:table-cell table:style-name="ce1" table:formula="of:=[.F6]/[.F$15]*100" office:value-type="float" office:value="0.303978808883288" calcext:value-type="float">
            <text:p>0.30</text:p>
          </table:table-cell>
          <table:table-cell table:style-name="ce1" table:formula="of:=[.G6]/[.G$15]*100" office:value-type="float" office:value="0.693597705733766" calcext:value-type="float">
            <text:p>0.69</text:p>
          </table:table-cell>
          <table:table-cell table:style-name="ce1" table:formula="of:=[.H6]/[.H$15]*100" office:value-type="float" office:value="0.803058838440876" calcext:value-type="float">
            <text:p>0.80</text:p>
          </table:table-cell>
          <table:table-cell table:style-name="ce1" table:formula="of:=[.I6]/[.I$15]*100" office:value-type="float" office:value="0.692964716863046" calcext:value-type="float">
            <text:p>0.69</text:p>
          </table:table-cell>
          <table:table-cell table:style-name="ce1" table:formula="of:=[.J6]/[.J$15]*100" office:value-type="float" office:value="0.414953719659298" calcext:value-type="float">
            <text:p>0.41</text:p>
          </table:table-cell>
        </table:table-row>
        <table:table-row table:style-name="ro1">
          <table:table-cell office:value-type="string" calcext:value-type="string">
            <text:p>http://purl.obolibrary.org/obo/GO_0008270</text:p>
          </table:table-cell>
          <table:table-cell office:value-type="string" calcext:value-type="string">
            <text:p>zinc ion binding</text:p>
          </table:table-cell>
          <table:table-cell table:formula="of:=[.C7]/[.C$15]*100" office:value-type="float" office:value="0.965546065194853" calcext:value-type="float">
            <text:p>0.97</text:p>
          </table:table-cell>
          <table:table-cell table:formula="of:=[.D7]/[.D$15]*100" office:value-type="float" office:value="0.988876114718951" calcext:value-type="float">
            <text:p>0.99</text:p>
          </table:table-cell>
          <table:table-cell table:formula="of:=[.E7]/[.E$15]*100" office:value-type="float" office:value="0.934130355392392" calcext:value-type="float">
            <text:p>0.93</text:p>
          </table:table-cell>
          <table:table-cell table:style-name="ce1" table:formula="of:=[.F7]/[.F$15]*100" office:value-type="float" office:value="0.941710022464658" calcext:value-type="float">
            <text:p>0.94</text:p>
          </table:table-cell>
          <table:table-cell table:style-name="ce1" table:formula="of:=[.G7]/[.G$15]*100" office:value-type="float" office:value="0.549509682892396" calcext:value-type="float">
            <text:p>0.55</text:p>
          </table:table-cell>
          <table:table-cell table:style-name="ce1" table:formula="of:=[.H7]/[.H$15]*100" office:value-type="float" office:value="0.596038004735155" calcext:value-type="float">
            <text:p>0.60</text:p>
          </table:table-cell>
          <table:table-cell table:style-name="ce1" table:formula="of:=[.I7]/[.I$15]*100" office:value-type="float" office:value="0.522391569381487" calcext:value-type="float">
            <text:p>0.52</text:p>
          </table:table-cell>
          <table:table-cell table:style-name="ce1" table:formula="of:=[.J7]/[.J$15]*100" office:value-type="float" office:value="0.480650878834129" calcext:value-type="float">
            <text:p>0.48</text:p>
          </table:table-cell>
        </table:table-row>
        <table:table-row table:style-name="ro1">
          <table:table-cell office:value-type="string" calcext:value-type="string">
            <text:p>http://purl.obolibrary.org/obo/GO_0046914</text:p>
          </table:table-cell>
          <table:table-cell office:value-type="string" calcext:value-type="string">
            <text:p><text:s/>transition metal ion binding</text:p>
          </table:table-cell>
          <table:table-cell table:formula="of:=[.C8]/[.C$15]*100" office:value-type="float" office:value="0.0568036188061542" calcext:value-type="float">
            <text:p>0.06</text:p>
          </table:table-cell>
          <table:table-cell table:formula="of:=[.D8]/[.D$15]*100" office:value-type="float" office:value="0.0611088670001761" calcext:value-type="float">
            <text:p>0.06</text:p>
          </table:table-cell>
          <table:table-cell table:formula="of:=[.E8]/[.E$15]*100" office:value-type="float" office:value="0.0538182097756934" calcext:value-type="float">
            <text:p>0.05</text:p>
          </table:table-cell>
          <table:table-cell table:style-name="ce1" table:formula="of:=[.F8]/[.F$15]*100" office:value-type="float" office:value="0.0596432354870528" calcext:value-type="float">
            <text:p>0.06</text:p>
          </table:table-cell>
          <table:table-cell table:style-name="ce1" table:formula="of:=[.G8]/[.G$15]*100" office:value-type="float" office:value="0.0179793490715945" calcext:value-type="float">
            <text:p>0.02</text:p>
          </table:table-cell>
          <table:table-cell table:style-name="ce1" table:formula="of:=[.H8]/[.H$15]*100" office:value-type="float" office:value="0.0295744048151031" calcext:value-type="float">
            <text:p>0.03</text:p>
          </table:table-cell>
          <table:table-cell table:style-name="ce1" table:formula="of:=[.I8]/[.I$15]*100" office:value-type="float" office:value="0.0184501177551633" calcext:value-type="float">
            <text:p>0.02</text:p>
          </table:table-cell>
          <table:table-cell table:style-name="ce1" table:formula="of:=[.J8]/[.J$15]*100" office:value-type="float" office:value="0.0116931711880262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30151</text:p>
          </table:table-cell>
          <table:table-cell office:value-type="string" calcext:value-type="string">
            <text:p>molybdenum ion binding</text:p>
          </table:table-cell>
          <table:table-cell table:formula="of:=[.C9]/[.C$15]*100" office:value-type="float" office:value="0.171796310535686" calcext:value-type="float">
            <text:p>0.17</text:p>
          </table:table-cell>
          <table:table-cell table:formula="of:=[.D9]/[.D$15]*100" office:value-type="float" office:value="0.175429056748387" calcext:value-type="float">
            <text:p>0.18</text:p>
          </table:table-cell>
          <table:table-cell table:formula="of:=[.E9]/[.E$15]*100" office:value-type="float" office:value="0.188483864147462" calcext:value-type="float">
            <text:p>0.19</text:p>
          </table:table-cell>
          <table:table-cell table:style-name="ce1" table:formula="of:=[.F9]/[.F$15]*100" office:value-type="float" office:value="0.179698057320895" calcext:value-type="float">
            <text:p>0.18</text:p>
          </table:table-cell>
          <table:table-cell table:style-name="ce1" table:formula="of:=[.G9]/[.G$15]*100" office:value-type="float" office:value="0.0879975183433676" calcext:value-type="float">
            <text:p>0.09</text:p>
          </table:table-cell>
          <table:table-cell table:style-name="ce1" table:formula="of:=[.H9]/[.H$15]*100" office:value-type="float" office:value="0.117810129071152" calcext:value-type="float">
            <text:p>0.12</text:p>
          </table:table-cell>
          <table:table-cell table:style-name="ce1" table:formula="of:=[.I9]/[.I$15]*100" office:value-type="float" office:value="0.161348088603977" calcext:value-type="float">
            <text:p>0.16</text:p>
          </table:table-cell>
          <table:table-cell table:style-name="ce1" table:formula="of:=[.J9]/[.J$15]*100" office:value-type="float" office:value="0.143087489537689" calcext:value-type="float">
            <text:p>0.14</text:p>
          </table:table-cell>
        </table:table-row>
        <table:table-row table:style-name="ro1">
          <table:table-cell office:value-type="string" calcext:value-type="string">
            <text:p>http://purl.obolibrary.org/obo/GO_0008198</text:p>
          </table:table-cell>
          <table:table-cell office:value-type="string" calcext:value-type="string">
            <text:p>ferrous iron binding</text:p>
          </table:table-cell>
          <table:table-cell table:formula="of:=[.C10]/[.C$15]*100" office:value-type="float" office:value="0.0295563545007632" calcext:value-type="float">
            <text:p>0.03</text:p>
          </table:table-cell>
          <table:table-cell table:formula="of:=[.D10]/[.D$15]*100" office:value-type="float" office:value="0.0368983624895131" calcext:value-type="float">
            <text:p>0.04</text:p>
          </table:table-cell>
          <table:table-cell table:formula="of:=[.E10]/[.E$15]*100" office:value-type="float" office:value="0.0343571607050185" calcext:value-type="float">
            <text:p>0.03</text:p>
          </table:table-cell>
          <table:table-cell table:style-name="ce1" table:formula="of:=[.F10]/[.F$15]*100" office:value-type="float" office:value="0.0378412798420271" calcext:value-type="float">
            <text:p>0.04</text:p>
          </table:table-cell>
          <table:table-cell table:style-name="ce1" table:formula="of:=[.G10]/[.G$15]*100" office:value-type="float" office:value="0.00417829943213112" calcext:value-type="float">
            <text:p>0.00</text:p>
          </table:table-cell>
          <table:table-cell table:style-name="ce1" table:formula="of:=[.H10]/[.H$15]*100" office:value-type="float" office:value="0.00731235283889912" calcext:value-type="float">
            <text:p>0.01</text:p>
          </table:table-cell>
          <table:table-cell table:style-name="ce1" table:formula="of:=[.I10]/[.I$15]*100" office:value-type="float" office:value="0.00470297119249261" calcext:value-type="float">
            <text:p>0.00</text:p>
          </table:table-cell>
          <table:table-cell table:style-name="ce1" table:formula="of:=[.J10]/[.J$15]*100" office:value-type="float" office:value="0.0032310078282704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5506</text:p>
          </table:table-cell>
          <table:table-cell office:value-type="string" calcext:value-type="string">
            <text:p>iron ion binding</text:p>
          </table:table-cell>
          <table:table-cell table:formula="of:=[.C11]/[.C$15]*100" office:value-type="float" office:value="0.983903332248061" calcext:value-type="float">
            <text:p>0.98</text:p>
          </table:table-cell>
          <table:table-cell table:formula="of:=[.D11]/[.D$15]*100" office:value-type="float" office:value="0.927119908025976" calcext:value-type="float">
            <text:p>0.93</text:p>
          </table:table-cell>
          <table:table-cell table:formula="of:=[.E11]/[.E$15]*100" office:value-type="float" office:value="1.07444211659331" calcext:value-type="float">
            <text:p>1.07</text:p>
          </table:table-cell>
          <table:table-cell table:style-name="ce1" table:formula="of:=[.F11]/[.F$15]*100" office:value-type="float" office:value="0.970042960417445" calcext:value-type="float">
            <text:p>0.97</text:p>
          </table:table-cell>
          <table:table-cell table:style-name="ce1" table:formula="of:=[.G11]/[.G$15]*100" office:value-type="float" office:value="1.12890053748125" calcext:value-type="float">
            <text:p>1.13</text:p>
          </table:table-cell>
          <table:table-cell table:style-name="ce1" table:formula="of:=[.H11]/[.H$15]*100" office:value-type="float" office:value="0.974655385060376" calcext:value-type="float">
            <text:p>0.97</text:p>
          </table:table-cell>
          <table:table-cell table:style-name="ce1" table:formula="of:=[.I11]/[.I$15]*100" office:value-type="float" office:value="1.29675386457614" calcext:value-type="float">
            <text:p>1.30</text:p>
          </table:table-cell>
          <table:table-cell table:style-name="ce1" table:formula="of:=[.J11]/[.J$15]*100" office:value-type="float" office:value="1.09346536359608" calcext:value-type="float">
            <text:p>1.09</text:p>
          </table:table-cell>
        </table:table-row>
        <table:table-row table:style-name="ro1">
          <table:table-cell office:value-type="string" calcext:value-type="string">
            <text:p>http://purl.obolibrary.org/obo/GO_0016531</text:p>
          </table:table-cell>
          <table:table-cell office:value-type="string" calcext:value-type="string">
            <text:p>copper chaperone activity</text:p>
          </table:table-cell>
          <table:table-cell table:formula="of:=[.C12]/[.C$15]*100" office:value-type="float" office:value="0" calcext:value-type="float">
            <text:p>0.00</text:p>
          </table:table-cell>
          <table:table-cell table:formula="of:=[.D12]/[.D$15]*100" office:value-type="float" office:value="0" calcext:value-type="float">
            <text:p>0.00</text:p>
          </table:table-cell>
          <table:table-cell table:formula="of:=[.E12]/[.E$15]*100" office:value-type="float" office:value="0" calcext:value-type="float">
            <text:p>0.00</text:p>
          </table:table-cell>
          <table:table-cell table:style-name="ce1" table:formula="of:=[.F12]/[.F$15]*100" office:value-type="float" office:value="0" calcext:value-type="float">
            <text:p>0.00</text:p>
          </table:table-cell>
          <table:table-cell table:style-name="ce1" table:formula="of:=[.G12]/[.G$15]*100" office:value-type="float" office:value="0.000253230268614007" calcext:value-type="float">
            <text:p>0.00</text:p>
          </table:table-cell>
          <table:table-cell table:style-name="ce1" table:formula="of:=[.H12]/[.H$15]*100" office:value-type="float" office:value="0.000324993459506627" calcext:value-type="float">
            <text:p>0.00</text:p>
          </table:table-cell>
          <table:table-cell table:style-name="ce1" table:formula="of:=[.I12]/[.I$15]*100" office:value-type="float" office:value="0.00090441753701781" calcext:value-type="float">
            <text:p>0.00</text:p>
          </table:table-cell>
          <table:table-cell table:style-name="ce1" table:formula="of:=[.J12]/[.J$15]*100" office:value-type="float" office:value="0.000615430062527694" calcext:value-type="float">
            <text:p>0.0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abyssal</text:p>
          </table:table-cell>
          <table:table-cell table:style-name="Default" office:value-type="string" calcext:value-type="string">
            <text:p>bathyal</text:p>
          </table:table-cell>
          <table:table-cell table:style-name="Default"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6151</text:p>
          </table:table-cell>
          <table:table-cell office:value-type="string" calcext:value-type="string">
            <text:p>nickel cation binding</text:p>
          </table:table-cell>
          <table:table-cell table:style-name="Default" table:formula="of:=AVERAGE([.C18:.D18])" office:value-type="float" office:value="0.0432341453046208" calcext:value-type="float">
            <text:p>0.0432341453</text:p>
          </table:table-cell>
          <table:table-cell table:style-name="Default" table:formula="of:=AVERAGE([.E18:.F18])" office:value-type="float" office:value="0.0481209516937075" calcext:value-type="float">
            <text:p>0.0481209517</text:p>
          </table:table-cell>
          <table:table-cell table:style-name="Default" table:formula="of:=AVERAGE([.G18:.J18])" office:value-type="float" office:value="0.111189921965478" calcext:value-type="float">
            <text:p>0.111189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0145</text:p>
          </table:table-cell>
          <table:table-cell office:value-type="string" calcext:value-type="string">
            <text:p>manganese ion binding</text:p>
          </table:table-cell>
          <table:table-cell table:style-name="Default" table:formula="of:=AVERAGE([.C19:.D19])" office:value-type="float" office:value="0.0563912513545978" calcext:value-type="float">
            <text:p>0.0563912514</text:p>
          </table:table-cell>
          <table:table-cell table:style-name="Default" table:formula="of:=AVERAGE([.E19:.F19])" office:value-type="float" office:value="0.0528293540306298" calcext:value-type="float">
            <text:p>0.052829354</text:p>
          </table:table-cell>
          <table:table-cell table:style-name="Default" table:formula="of:=AVERAGE([.G19:.J19])" office:value-type="float" office:value="0.0299433124514688" calcext:value-type="float">
            <text:p>0.0299433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50897</text:p>
          </table:table-cell>
          <table:table-cell office:value-type="string" calcext:value-type="string">
            <text:p>cobalt ion binding</text:p>
          </table:table-cell>
          <table:table-cell table:style-name="Default" table:formula="of:=AVERAGE([.C20:.D20])" office:value-type="float" office:value="0.0168786287914661" calcext:value-type="float">
            <text:p>0.0168786288</text:p>
          </table:table-cell>
          <table:table-cell table:style-name="Default" table:formula="of:=AVERAGE([.E20:.F20])" office:value-type="float" office:value="0.0149030471441969" calcext:value-type="float">
            <text:p>0.0149030471</text:p>
          </table:table-cell>
          <table:table-cell table:style-name="Default" table:formula="of:=AVERAGE([.G20:.J20])" office:value-type="float" office:value="0.016540870810188" calcext:value-type="float">
            <text:p>0.0165408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8199</text:p>
          </table:table-cell>
          <table:table-cell office:value-type="string" calcext:value-type="string">
            <text:p>ferric iron binding</text:p>
          </table:table-cell>
          <table:table-cell table:style-name="Default" table:formula="of:=AVERAGE([.C21:.D21])" office:value-type="float" office:value="0.0702837498605912" calcext:value-type="float">
            <text:p>0.0702837499</text:p>
          </table:table-cell>
          <table:table-cell table:style-name="Default" table:formula="of:=AVERAGE([.E21:.F21])" office:value-type="float" office:value="0.0679345790490639" calcext:value-type="float">
            <text:p>0.067934579</text:p>
          </table:table-cell>
          <table:table-cell table:style-name="Default" table:formula="of:=AVERAGE([.G21:.J21])" office:value-type="float" office:value="0.102615695601289" calcext:value-type="float">
            <text:p>0.1026156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5507</text:p>
          </table:table-cell>
          <table:table-cell office:value-type="string" calcext:value-type="string">
            <text:p>copper ion binding</text:p>
          </table:table-cell>
          <table:table-cell table:style-name="Default" table:formula="of:=AVERAGE([.C22:.D22])" office:value-type="float" office:value="0.310628495306943" calcext:value-type="float">
            <text:p>0.3106284953</text:p>
          </table:table-cell>
          <table:table-cell table:style-name="Default" table:formula="of:=AVERAGE([.E22:.F22])" office:value-type="float" office:value="0.292541425507629" calcext:value-type="float">
            <text:p>0.2925414255</text:p>
          </table:table-cell>
          <table:table-cell table:style-name="Default" table:formula="of:=AVERAGE([.G22:.J22])" office:value-type="float" office:value="0.651143745174247" calcext:value-type="float">
            <text:p>0.6511437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8270</text:p>
          </table:table-cell>
          <table:table-cell office:value-type="string" calcext:value-type="string">
            <text:p>zinc ion binding</text:p>
          </table:table-cell>
          <table:table-cell table:style-name="Default" table:formula="of:=AVERAGE([.C23:.D23])" office:value-type="float" office:value="0.977211089956902" calcext:value-type="float">
            <text:p>0.97721109</text:p>
          </table:table-cell>
          <table:table-cell table:style-name="Default" table:formula="of:=AVERAGE([.E23:.F23])" office:value-type="float" office:value="0.937920188928525" calcext:value-type="float">
            <text:p>0.9379201889</text:p>
          </table:table-cell>
          <table:table-cell table:style-name="Default" table:formula="of:=AVERAGE([.G23:.J23])" office:value-type="float" office:value="0.537147533960792" calcext:value-type="float">
            <text:p>0.5371475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6914</text:p>
          </table:table-cell>
          <table:table-cell office:value-type="string" calcext:value-type="string">
            <text:p><text:s/>transition metal ion binding</text:p>
          </table:table-cell>
          <table:table-cell table:style-name="Default" table:formula="of:=AVERAGE([.C24:.D24])" office:value-type="float" office:value="0.0589562429031651" calcext:value-type="float">
            <text:p>0.0589562429</text:p>
          </table:table-cell>
          <table:table-cell table:style-name="Default" table:formula="of:=AVERAGE([.E24:.F24])" office:value-type="float" office:value="0.0567307226313731" calcext:value-type="float">
            <text:p>0.0567307226</text:p>
          </table:table-cell>
          <table:table-cell table:style-name="Default" table:formula="of:=AVERAGE([.G24:.J24])" office:value-type="float" office:value="0.0194242607074718" calcext:value-type="float">
            <text:p>0.0194242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0151</text:p>
          </table:table-cell>
          <table:table-cell office:value-type="string" calcext:value-type="string">
            <text:p>molybdenum ion binding</text:p>
          </table:table-cell>
          <table:table-cell table:style-name="Default" table:formula="of:=AVERAGE([.C25:.D25])" office:value-type="float" office:value="0.173612683642036" calcext:value-type="float">
            <text:p>0.1736126836</text:p>
          </table:table-cell>
          <table:table-cell table:style-name="Default" table:formula="of:=AVERAGE([.E25:.F25])" office:value-type="float" office:value="0.184090960734178" calcext:value-type="float">
            <text:p>0.1840909607</text:p>
          </table:table-cell>
          <table:table-cell table:style-name="Default" table:formula="of:=AVERAGE([.G25:.J25])" office:value-type="float" office:value="0.127560806389047" calcext:value-type="float">
            <text:p>0.1275608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8198</text:p>
          </table:table-cell>
          <table:table-cell office:value-type="string" calcext:value-type="string">
            <text:p>ferrous iron binding</text:p>
          </table:table-cell>
          <table:table-cell table:style-name="Default" table:formula="of:=AVERAGE([.C26:.D26])" office:value-type="float" office:value="0.0332273584951381" calcext:value-type="float">
            <text:p>0.0332273585</text:p>
          </table:table-cell>
          <table:table-cell table:style-name="Default" table:formula="of:=AVERAGE([.E26:.F26])" office:value-type="float" office:value="0.0360992202735228" calcext:value-type="float">
            <text:p>0.0360992203</text:p>
          </table:table-cell>
          <table:table-cell table:style-name="Default" table:formula="of:=AVERAGE([.G26:.J26])" office:value-type="float" office:value="0.00485615782294831" calcext:value-type="float">
            <text:p>0.0048561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5506</text:p>
          </table:table-cell>
          <table:table-cell office:value-type="string" calcext:value-type="string">
            <text:p>iron ion binding</text:p>
          </table:table-cell>
          <table:table-cell table:style-name="Default" table:formula="of:=AVERAGE([.C27:.D27])" office:value-type="float" office:value="0.955511620137019" calcext:value-type="float">
            <text:p>0.9555116201</text:p>
          </table:table-cell>
          <table:table-cell table:style-name="Default" table:formula="of:=AVERAGE([.E27:.F27])" office:value-type="float" office:value="1.02224253850538" calcext:value-type="float">
            <text:p>1.0222425385</text:p>
          </table:table-cell>
          <table:table-cell table:style-name="Default" table:formula="of:=AVERAGE([.G27:.J27])" office:value-type="float" office:value="1.12344378767846" calcext:value-type="float">
            <text:p>1.12344378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6531</text:p>
          </table:table-cell>
          <table:table-cell office:value-type="string" calcext:value-type="string">
            <text:p>copper chaperone activity</text:p>
          </table:table-cell>
          <table:table-cell table:style-name="Default" table:formula="of:=AVERAGE([.C28:.D28])" office:value-type="float" office:value="0" calcext:value-type="float">
            <text:p>0</text:p>
          </table:table-cell>
          <table:table-cell table:style-name="Default" table:formula="of:=AVERAGE([.E28:.F28])" office:value-type="float" office:value="0" calcext:value-type="float">
            <text:p>0</text:p>
          </table:table-cell>
          <table:table-cell table:style-name="Default" table:formula="of:=AVERAGE([.G28:.J28])" office:value-type="float" office:value="0.000524517831916535" calcext:value-type="float">
            <text:p>0.0005245178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purl</text:p>
          </table:table-cell>
          <table:table-cell table:style-name="ce1" office:value-type="string" calcext:value-type="string">
            <text:p>label</text:p>
          </table:table-cell>
          <table:table-cell office:value-type="string" calcext:value-type="string">
            <text:p>abyssal</text:p>
          </table:table-cell>
          <table:table-cell office:value-type="string" calcext:value-type="string">
            <text:p>bathyal</text:p>
          </table:table-cell>
          <table:table-cell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6151</text:p>
          </table:table-cell>
          <table:table-cell table:style-name="ce1" office:value-type="string" calcext:value-type="string">
            <text:p>nickel cation binding</text:p>
          </table:table-cell>
          <table:table-cell office:value-type="float" office:value="0.0432341453046208" calcext:value-type="float">
            <text:p>0.04</text:p>
          </table:table-cell>
          <table:table-cell office:value-type="float" office:value="0.0481209516937075" calcext:value-type="float">
            <text:p>0.05</text:p>
          </table:table-cell>
          <table:table-cell office:value-type="float" office:value="0.111189921965478" calcext:value-type="float">
            <text:p>0.1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0145</text:p>
          </table:table-cell>
          <table:table-cell table:style-name="ce1" office:value-type="string" calcext:value-type="string">
            <text:p>manganese ion binding</text:p>
          </table:table-cell>
          <table:table-cell office:value-type="float" office:value="0.0563912513545978" calcext:value-type="float">
            <text:p>0.06</text:p>
          </table:table-cell>
          <table:table-cell office:value-type="float" office:value="0.0528293540306298" calcext:value-type="float">
            <text:p>0.05</text:p>
          </table:table-cell>
          <table:table-cell office:value-type="float" office:value="0.0299433124514688" calcext:value-type="float">
            <text:p>0.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50897</text:p>
          </table:table-cell>
          <table:table-cell table:style-name="ce1" office:value-type="string" calcext:value-type="string">
            <text:p>cobalt ion binding</text:p>
          </table:table-cell>
          <table:table-cell office:value-type="float" office:value="0.0168786287914661" calcext:value-type="float">
            <text:p>0.02</text:p>
          </table:table-cell>
          <table:table-cell office:value-type="float" office:value="0.0149030471441969" calcext:value-type="float">
            <text:p>0.01</text:p>
          </table:table-cell>
          <table:table-cell office:value-type="float" office:value="0.016540870810188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199</text:p>
          </table:table-cell>
          <table:table-cell table:style-name="ce1" office:value-type="string" calcext:value-type="string">
            <text:p>ferric iron binding</text:p>
          </table:table-cell>
          <table:table-cell office:value-type="float" office:value="0.0702837498605912" calcext:value-type="float">
            <text:p>0.07</text:p>
          </table:table-cell>
          <table:table-cell office:value-type="float" office:value="0.0679345790490639" calcext:value-type="float">
            <text:p>0.07</text:p>
          </table:table-cell>
          <table:table-cell office:value-type="float" office:value="0.102615695601289" calcext:value-type="float">
            <text:p>0.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5507</text:p>
          </table:table-cell>
          <table:table-cell table:style-name="ce1" office:value-type="string" calcext:value-type="string">
            <text:p>copper ion binding</text:p>
          </table:table-cell>
          <table:table-cell office:value-type="float" office:value="0.310628495306943" calcext:value-type="float">
            <text:p>0.31</text:p>
          </table:table-cell>
          <table:table-cell office:value-type="float" office:value="0.292541425507629" calcext:value-type="float">
            <text:p>0.29</text:p>
          </table:table-cell>
          <table:table-cell office:value-type="float" office:value="0.651143745174247" calcext:value-type="float">
            <text:p>0.6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270</text:p>
          </table:table-cell>
          <table:table-cell table:style-name="ce1" office:value-type="string" calcext:value-type="string">
            <text:p>zinc ion binding</text:p>
          </table:table-cell>
          <table:table-cell office:value-type="float" office:value="0.977211089956902" calcext:value-type="float">
            <text:p>0.98</text:p>
          </table:table-cell>
          <table:table-cell office:value-type="float" office:value="0.937920188928525" calcext:value-type="float">
            <text:p>0.94</text:p>
          </table:table-cell>
          <table:table-cell office:value-type="float" office:value="0.537147533960792" calcext:value-type="float">
            <text:p>0.5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46914</text:p>
          </table:table-cell>
          <table:table-cell table:style-name="ce1" office:value-type="string" calcext:value-type="string">
            <text:p><text:s/>transition metal ion binding</text:p>
          </table:table-cell>
          <table:table-cell office:value-type="float" office:value="0.0589562429031651" calcext:value-type="float">
            <text:p>0.06</text:p>
          </table:table-cell>
          <table:table-cell office:value-type="float" office:value="0.0567307226313731" calcext:value-type="float">
            <text:p>0.06</text:p>
          </table:table-cell>
          <table:table-cell office:value-type="float" office:value="0.0194242607074718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0151</text:p>
          </table:table-cell>
          <table:table-cell table:style-name="ce1" office:value-type="string" calcext:value-type="string">
            <text:p>molybdenum ion binding</text:p>
          </table:table-cell>
          <table:table-cell office:value-type="float" office:value="0.173612683642036" calcext:value-type="float">
            <text:p>0.17</text:p>
          </table:table-cell>
          <table:table-cell office:value-type="float" office:value="0.184090960734178" calcext:value-type="float">
            <text:p>0.18</text:p>
          </table:table-cell>
          <table:table-cell office:value-type="float" office:value="0.127560806389047" calcext:value-type="float">
            <text:p>0.1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198</text:p>
          </table:table-cell>
          <table:table-cell table:style-name="ce1" office:value-type="string" calcext:value-type="string">
            <text:p>ferrous iron binding</text:p>
          </table:table-cell>
          <table:table-cell office:value-type="float" office:value="0.0332273584951381" calcext:value-type="float">
            <text:p>0.03</text:p>
          </table:table-cell>
          <table:table-cell office:value-type="float" office:value="0.0360992202735228" calcext:value-type="float">
            <text:p>0.04</text:p>
          </table:table-cell>
          <table:table-cell office:value-type="float" office:value="0.00485615782294831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5506</text:p>
          </table:table-cell>
          <table:table-cell table:style-name="ce1" office:value-type="string" calcext:value-type="string">
            <text:p>iron ion binding</text:p>
          </table:table-cell>
          <table:table-cell office:value-type="float" office:value="0.955511620137019" calcext:value-type="float">
            <text:p>0.96</text:p>
          </table:table-cell>
          <table:table-cell office:value-type="float" office:value="1.02224253850538" calcext:value-type="float">
            <text:p>1.02</text:p>
          </table:table-cell>
          <table:table-cell office:value-type="float" office:value="1.12344378767846" calcext:value-type="float">
            <text:p>1.1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6531</text:p>
          </table:table-cell>
          <table:table-cell table:style-name="ce1" office:value-type="string" calcext:value-type="string">
            <text:p>copper chaperone activity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524517831916535" calcext:value-type="float">
            <text:p>0.00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purl</text:p>
          </table:table-cell>
          <table:table-cell table:style-name="ce1" office:value-type="string" calcext:value-type="string">
            <text:p>label</text:p>
          </table:table-cell>
          <table:table-cell office:value-type="string" calcext:value-type="string">
            <text:p>abyssal</text:p>
          </table:table-cell>
          <table:table-cell office:value-type="string" calcext:value-type="string">
            <text:p>bathyal</text:p>
          </table:table-cell>
          <table:table-cell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270</text:p>
          </table:table-cell>
          <table:table-cell table:style-name="ce1" office:value-type="string" calcext:value-type="string">
            <text:p>zinc ion binding</text:p>
          </table:table-cell>
          <table:table-cell office:value-type="float" office:value="0.977211089956902" calcext:value-type="float">
            <text:p>0.98</text:p>
          </table:table-cell>
          <table:table-cell office:value-type="float" office:value="0.937920188928525" calcext:value-type="float">
            <text:p>0.94</text:p>
          </table:table-cell>
          <table:table-cell office:value-type="float" office:value="0.537147533960792" calcext:value-type="float">
            <text:p>0.5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5506</text:p>
          </table:table-cell>
          <table:table-cell table:style-name="ce1" office:value-type="string" calcext:value-type="string">
            <text:p>iron ion binding</text:p>
          </table:table-cell>
          <table:table-cell office:value-type="float" office:value="0.955511620137019" calcext:value-type="float">
            <text:p>0.96</text:p>
          </table:table-cell>
          <table:table-cell office:value-type="float" office:value="1.02224253850538" calcext:value-type="float">
            <text:p>1.02</text:p>
          </table:table-cell>
          <table:table-cell office:value-type="float" office:value="1.12344378767846" calcext:value-type="float">
            <text:p>1.1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5507</text:p>
          </table:table-cell>
          <table:table-cell table:style-name="ce1" office:value-type="string" calcext:value-type="string">
            <text:p>copper ion binding</text:p>
          </table:table-cell>
          <table:table-cell office:value-type="float" office:value="0.310628495306943" calcext:value-type="float">
            <text:p>0.31</text:p>
          </table:table-cell>
          <table:table-cell office:value-type="float" office:value="0.292541425507629" calcext:value-type="float">
            <text:p>0.29</text:p>
          </table:table-cell>
          <table:table-cell office:value-type="float" office:value="0.651143745174247" calcext:value-type="float">
            <text:p>0.6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0151</text:p>
          </table:table-cell>
          <table:table-cell table:style-name="ce1" office:value-type="string" calcext:value-type="string">
            <text:p>molybdenum ion binding</text:p>
          </table:table-cell>
          <table:table-cell office:value-type="float" office:value="0.173612683642036" calcext:value-type="float">
            <text:p>0.17</text:p>
          </table:table-cell>
          <table:table-cell office:value-type="float" office:value="0.184090960734178" calcext:value-type="float">
            <text:p>0.18</text:p>
          </table:table-cell>
          <table:table-cell office:value-type="float" office:value="0.127560806389047" calcext:value-type="float">
            <text:p>0.1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199</text:p>
          </table:table-cell>
          <table:table-cell table:style-name="ce1" office:value-type="string" calcext:value-type="string">
            <text:p>ferric iron binding</text:p>
          </table:table-cell>
          <table:table-cell office:value-type="float" office:value="0.0702837498605912" calcext:value-type="float">
            <text:p>0.07</text:p>
          </table:table-cell>
          <table:table-cell office:value-type="float" office:value="0.0679345790490639" calcext:value-type="float">
            <text:p>0.07</text:p>
          </table:table-cell>
          <table:table-cell office:value-type="float" office:value="0.102615695601289" calcext:value-type="float">
            <text:p>0.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46914</text:p>
          </table:table-cell>
          <table:table-cell table:style-name="ce1" office:value-type="string" calcext:value-type="string">
            <text:p>transition metal ion binding</text:p>
          </table:table-cell>
          <table:table-cell office:value-type="float" office:value="0.0589562429031651" calcext:value-type="float">
            <text:p>0.06</text:p>
          </table:table-cell>
          <table:table-cell office:value-type="float" office:value="0.0567307226313731" calcext:value-type="float">
            <text:p>0.06</text:p>
          </table:table-cell>
          <table:table-cell office:value-type="float" office:value="0.0194242607074718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0145</text:p>
          </table:table-cell>
          <table:table-cell table:style-name="ce1" office:value-type="string" calcext:value-type="string">
            <text:p>manganese ion binding</text:p>
          </table:table-cell>
          <table:table-cell office:value-type="float" office:value="0.0563912513545978" calcext:value-type="float">
            <text:p>0.06</text:p>
          </table:table-cell>
          <table:table-cell office:value-type="float" office:value="0.0528293540306298" calcext:value-type="float">
            <text:p>0.05</text:p>
          </table:table-cell>
          <table:table-cell office:value-type="float" office:value="0.0299433124514688" calcext:value-type="float">
            <text:p>0.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6151</text:p>
          </table:table-cell>
          <table:table-cell table:style-name="ce1" office:value-type="string" calcext:value-type="string">
            <text:p>nickel cation binding</text:p>
          </table:table-cell>
          <table:table-cell office:value-type="float" office:value="0.0432341453046208" calcext:value-type="float">
            <text:p>0.04</text:p>
          </table:table-cell>
          <table:table-cell office:value-type="float" office:value="0.0481209516937075" calcext:value-type="float">
            <text:p>0.05</text:p>
          </table:table-cell>
          <table:table-cell office:value-type="float" office:value="0.111189921965478" calcext:value-type="float">
            <text:p>0.1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198</text:p>
          </table:table-cell>
          <table:table-cell table:style-name="ce1" office:value-type="string" calcext:value-type="string">
            <text:p>ferrous iron binding</text:p>
          </table:table-cell>
          <table:table-cell office:value-type="float" office:value="0.0332273584951381" calcext:value-type="float">
            <text:p>0.03</text:p>
          </table:table-cell>
          <table:table-cell office:value-type="float" office:value="0.0360992202735228" calcext:value-type="float">
            <text:p>0.04</text:p>
          </table:table-cell>
          <table:table-cell office:value-type="float" office:value="0.00485615782294831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50897</text:p>
          </table:table-cell>
          <table:table-cell table:style-name="ce1" office:value-type="string" calcext:value-type="string">
            <text:p>cobalt ion binding</text:p>
          </table:table-cell>
          <table:table-cell office:value-type="float" office:value="0.0168786287914661" calcext:value-type="float">
            <text:p>0.02</text:p>
          </table:table-cell>
          <table:table-cell office:value-type="float" office:value="0.0149030471441969" calcext:value-type="float">
            <text:p>0.01</text:p>
          </table:table-cell>
          <table:table-cell office:value-type="float" office:value="0.016540870810188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6531</text:p>
          </table:table-cell>
          <table:table-cell table:style-name="ce1" office:value-type="string" calcext:value-type="string">
            <text:p>copper chaperone activity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524517831916535" calcext:value-type="float">
            <text:p>0.0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60:Sheet1.E71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4:03:45.816431157</meta:creation-date>
    <dc:date>2018-02-18T19:49:30.580483860</dc:date>
    <meta:editing-duration>PT5H21M19S</meta:editing-duration>
    <meta:editing-cycles>5</meta:editing-cycles>
    <meta:generator>LibreOffice/5.1.6.2$Linux_X86_64 LibreOffice_project/10m0$Build-2</meta:generator>
    <meta:document-statistic meta:table-count="1" meta:cell-count="409" meta:object-count="0"/>
  </office:meta>
</office:document-meta>
</file>